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T3" style:parent-style-name="Fuentedepárrafopredeter."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2" style:family="paragraph"/>
    <style:style style:name="P9" style:parent-style-name="Normal" style:list-style-name="LFO2" style:family="paragraph"/>
    <style:style style:name="P10" style:parent-style-name="Normal" style:list-style-name="LFO3" style:family="paragraph"/>
    <style:style style:name="P11" style:parent-style-name="Normal" style:list-style-name="LFO3" style:family="paragraph"/>
    <style:style style:name="P12" style:parent-style-name="Normal" style:list-style-name="LFO3" style:family="paragraph"/>
    <style:style style:name="P13" style:parent-style-name="Normal" style:list-style-name="LFO3" style:family="paragraph"/>
    <style:style style:name="P14" style:parent-style-name="Normal" style:family="paragraph">
      <style:paragraph-properties fo:margin-bottom="0in" style:line-height-at-least="0.1979in" fo:background-color="#F7F7F7"/>
    </style:style>
    <style:style style:name="T1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3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8"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3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40" style:parent-style-name="Normal" style:family="paragraph">
      <style:paragraph-properties fo:margin-bottom="0in" style:line-height-at-least="0.1979in" fo:background-color="#F7F7F7"/>
    </style:style>
    <style:style style:name="T41"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T42"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43" style:parent-style-name="Normal" style:family="paragraph">
      <style:paragraph-properties fo:margin-bottom="0in" style:line-height-at-least="0.1979in" fo:background-color="#F7F7F7"/>
    </style:style>
    <style:style style:name="T44"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4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6"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4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48"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4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0"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51"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2"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5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54" style:parent-style-name="Normal" style:family="paragraph">
      <style:paragraph-properties fo:margin-bottom="0in" style:line-height-at-least="0.1979in" fo:background-color="#F7F7F7"/>
    </style:style>
    <style:style style:name="T5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5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57"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5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5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60" style:parent-style-name="Normal" style:family="paragraph">
      <style:paragraph-properties fo:margin-bottom="0in" style:line-height-at-least="0.1979in" fo:background-color="#F7F7F7"/>
    </style:style>
    <style:style style:name="T61"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T62"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63" style:parent-style-name="Normal" style:family="paragraph">
      <style:paragraph-properties fo:margin-bottom="0in" style:line-height-at-least="0.1979in" fo:background-color="#F7F7F7"/>
    </style:style>
    <style:style style:name="T64"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6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6"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6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68"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6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0"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71"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2"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73"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74" style:parent-style-name="Normal" style:family="paragraph">
      <style:paragraph-properties fo:margin-bottom="0in" style:line-height-at-least="0.1979in" fo:background-color="#F7F7F7"/>
    </style:style>
    <style:style style:name="T75"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6"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77"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78"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79"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80" style:parent-style-name="Normal" style:family="paragraph">
      <style:paragraph-properties fo:margin-bottom="0in" style:line-height-at-least="0.1979in" fo:background-color="#F7F7F7"/>
    </style:style>
    <style:style style:name="T81"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82"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P8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84" style:parent-style-name="Normal" style:family="paragraph">
      <style:paragraph-properties fo:margin-bottom="0in" style:line-height-at-least="0.1979in" fo:background-color="#F7F7F7"/>
    </style:style>
    <style:style style:name="T8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86" style:parent-style-name="Normal" style:family="paragraph">
      <style:paragraph-properties fo:margin-bottom="0in" style:line-height-at-least="0.1979in" fo:background-color="#F7F7F7"/>
    </style:style>
    <style:style style:name="T8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88" style:parent-style-name="Fuentedepárrafopredeter." style:family="text">
      <style:text-properties style:font-name="Courier New" style:font-name-asian="Times New Roman" style:font-name-complex="Courier New" fo:color="#257693" style:letter-kerning="false" fo:font-size="10.5pt" style:font-size-asian="10.5pt" style:font-size-complex="10.5pt" style:language-asian="es" style:country-asian="ES"/>
    </style:style>
    <style:style style:name="T8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9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3" style:parent-style-name="Normal" style:family="paragraph">
      <style:paragraph-properties fo:margin-bottom="0in" style:line-height-at-least="0.1979in" fo:background-color="#F7F7F7"/>
    </style:style>
    <style:style style:name="T94"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95" style:parent-style-name="Normal" style:family="paragraph">
      <style:paragraph-properties fo:margin-bottom="0in" style:line-height-at-least="0.1979in" fo:background-color="#F7F7F7"/>
    </style:style>
    <style:style style:name="T9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97"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9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99"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00" style:parent-style-name="Normal" style:family="paragraph">
      <style:paragraph-properties fo:margin-bottom="0in" style:line-height-at-least="0.1979in" fo:background-color="#F7F7F7"/>
    </style:style>
    <style:style style:name="T101"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0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3"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04"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6"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08"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0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0"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1" style:parent-style-name="Normal" style:family="paragraph">
      <style:paragraph-properties fo:margin-bottom="0in" style:line-height-at-least="0.1979in" fo:background-color="#F7F7F7"/>
    </style:style>
    <style:style style:name="T112"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13" style:parent-style-name="Normal" style:family="paragraph">
      <style:paragraph-properties fo:margin-bottom="0in" style:line-height-at-least="0.1979in" fo:background-color="#F7F7F7"/>
    </style:style>
    <style:style style:name="T11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15"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1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7"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18" style:parent-style-name="Normal" style:family="paragraph">
      <style:paragraph-properties fo:margin-bottom="0in" style:line-height-at-least="0.1979in" fo:background-color="#F7F7F7"/>
    </style:style>
    <style:style style:name="T119"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20" style:parent-style-name="Normal" style:family="paragraph">
      <style:paragraph-properties fo:margin-bottom="0in" style:line-height-at-least="0.1979in" fo:background-color="#F7F7F7"/>
    </style:style>
    <style:style style:name="T1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22"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23"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24" style:parent-style-name="Normal" style:family="paragraph">
      <style:paragraph-properties fo:margin-bottom="0in" style:line-height-at-least="0.1979in" fo:background-color="#F7F7F7"/>
    </style:style>
    <style:style style:name="T125"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26" style:parent-style-name="Normal" style:family="paragraph">
      <style:paragraph-properties fo:margin-bottom="0in" style:line-height-at-least="0.1979in" fo:background-color="#F7F7F7"/>
    </style:style>
    <style:style style:name="T127" style:parent-style-name="Fuentedepárrafopredeter." style:family="text">
      <style:text-properties style:font-name="Courier New" style:font-name-asian="Times New Roman" style:font-name-complex="Courier New" fo:color="#AF00DB" style:letter-kerning="false" fo:font-size="10.5pt" style:font-size-asian="10.5pt" style:font-size-complex="10.5pt" fo:language="en" fo:country="GB" style:language-asian="es" style:country-asian="ES"/>
    </style:style>
    <style:style style:name="T12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29" style:parent-style-name="Fuentedepárrafopredeter." style:family="text">
      <style:text-properties style:font-name="Courier New" style:font-name-asian="Times New Roman" style:font-name-complex="Courier New" fo:color="#0000FF" style:letter-kerning="false" fo:font-size="10.5pt" style:font-size-asian="10.5pt" style:font-size-complex="10.5pt" fo:language="en" fo:country="GB" style:language-asian="es" style:country-asian="ES"/>
    </style:style>
    <style:style style:name="T130"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1"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2"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3" style:parent-style-name="Fuentedepárrafopredeter." style:family="text">
      <style:text-properties style:font-name="Courier New" style:font-name-asian="Times New Roman" style:font-name-complex="Courier New" fo:color="#116644" style:letter-kerning="false" fo:font-size="10.5pt" style:font-size-asian="10.5pt" style:font-size-complex="10.5pt" fo:language="en" fo:country="GB" style:language-asian="es" style:country-asian="ES"/>
    </style:style>
    <style:style style:name="T134"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5" style:parent-style-name="Fuentedepárrafopredeter." style:family="text">
      <style:text-properties style:font-name="Courier New" style:font-name-asian="Times New Roman" style:font-name-complex="Courier New" fo:color="#795E26" style:letter-kerning="false" fo:font-size="10.5pt" style:font-size-asian="10.5pt" style:font-size-complex="10.5pt" fo:language="en" fo:country="GB" style:language-asian="es" style:country-asian="ES"/>
    </style:style>
    <style:style style:name="T136"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P137" style:parent-style-name="Normal" style:family="paragraph">
      <style:paragraph-properties fo:margin-bottom="0in" style:line-height-at-least="0.1979in" fo:background-color="#F7F7F7"/>
    </style:style>
    <style:style style:name="T138" style:parent-style-name="Fuentedepárrafopredeter." style:family="text">
      <style:text-properties style:font-name="Courier New" style:font-name-asian="Times New Roman" style:font-name-complex="Courier New" fo:color="#000000" style:letter-kerning="false" fo:font-size="10.5pt" style:font-size-asian="10.5pt" style:font-size-complex="10.5pt" fo:language="en" fo:country="GB" style:language-asian="es" style:country-asian="ES"/>
    </style:style>
    <style:style style:name="T139"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4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1" style:parent-style-name="Normal" style:family="paragraph">
      <style:paragraph-properties fo:margin-bottom="0in" style:line-height-at-least="0.1979in" fo:background-color="#F7F7F7"/>
    </style:style>
    <style:style style:name="T14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4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44"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46" style:parent-style-name="Normal" style:family="paragraph">
      <style:paragraph-properties fo:margin-bottom="0in" style:line-height-at-least="0.1979in" fo:background-color="#F7F7F7"/>
    </style:style>
    <style:style style:name="T14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48" style:parent-style-name="Normal" style:family="paragraph">
      <style:paragraph-properties fo:margin-bottom="0in" style:line-height-at-least="0.1979in" fo:background-color="#F7F7F7"/>
    </style:style>
    <style:style style:name="T14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0"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5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2"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3" style:parent-style-name="Normal" style:family="paragraph">
      <style:paragraph-properties fo:margin-bottom="0in" style:line-height-at-least="0.1979in" fo:background-color="#F7F7F7"/>
    </style:style>
    <style:style style:name="T15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55"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56"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57" style:parent-style-name="Normal" style:family="paragraph">
      <style:paragraph-properties fo:margin-bottom="0in" style:line-height-at-least="0.1979in" fo:background-color="#F7F7F7"/>
    </style:style>
    <style:style style:name="T158"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5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0"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6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2"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6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66"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6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68" style:parent-style-name="Normal" style:family="paragraph">
      <style:paragraph-properties fo:margin-bottom="0in" style:line-height-at-least="0.1979in" fo:background-color="#F7F7F7"/>
    </style:style>
    <style:style style:name="T16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70"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7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2" style:parent-style-name="Normal" style:family="paragraph">
      <style:paragraph-properties fo:margin-bottom="0in" style:line-height-at-least="0.1979in" fo:background-color="#F7F7F7"/>
    </style:style>
    <style:style style:name="T17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7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P175"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76" style:parent-style-name="Normal" style:family="paragraph">
      <style:paragraph-properties fo:margin-bottom="0in" style:line-height-at-least="0.1979in" fo:background-color="#F7F7F7"/>
    </style:style>
    <style:style style:name="T177"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78" style:parent-style-name="Normal" style:family="paragraph">
      <style:paragraph-properties fo:margin-bottom="0in" style:line-height-at-least="0.1979in" fo:background-color="#F7F7F7"/>
    </style:style>
    <style:style style:name="T179" style:parent-style-name="Fuentedepárrafopredeter." style:family="text">
      <style:text-properties style:font-name="Courier New" style:font-name-asian="Times New Roman" style:font-name-complex="Courier New" fo:color="#008000" style:letter-kerning="false" fo:font-size="10.5pt" style:font-size-asian="10.5pt" style:font-size-complex="10.5pt" style:language-asian="es" style:country-asian="ES"/>
    </style:style>
    <style:style style:name="P180" style:parent-style-name="Normal" style:family="paragraph">
      <style:paragraph-properties fo:margin-bottom="0in" style:line-height-at-least="0.1979in" fo:background-color="#F7F7F7"/>
    </style:style>
    <style:style style:name="T181"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18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3"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8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85" style:parent-style-name="Normal" style:family="paragraph">
      <style:paragraph-properties fo:margin-bottom="0in" style:line-height-at-least="0.1979in" fo:background-color="#F7F7F7"/>
    </style:style>
    <style:style style:name="T18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7"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18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89"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190"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2"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4"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19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19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19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198" style:parent-style-name="Normal" style:family="paragraph">
      <style:paragraph-properties fo:margin-bottom="0in" style:line-height-at-least="0.1979in" fo:background-color="#F7F7F7"/>
    </style:style>
    <style:style style:name="T199"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0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01" style:parent-style-name="Normal" style:family="paragraph">
      <style:paragraph-properties fo:margin-bottom="0in" style:line-height-at-least="0.1979in" fo:background-color="#F7F7F7"/>
    </style:style>
    <style:style style:name="T20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3"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0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5"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06"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08"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0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0"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2"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1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4" style:parent-style-name="Normal" style:family="paragraph">
      <style:paragraph-properties fo:margin-bottom="0in" style:line-height-at-least="0.1979in" fo:background-color="#F7F7F7"/>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15" style:parent-style-name="Normal" style:family="paragraph">
      <style:paragraph-properties fo:margin-bottom="0in" style:line-height-at-least="0.1979in" fo:background-color="#F7F7F7"/>
    </style:style>
    <style:style style:name="T216"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1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18"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1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20" style:parent-style-name="Normal" style:family="paragraph">
      <style:paragraph-properties fo:margin-bottom="0in" style:line-height-at-least="0.1979in" fo:background-color="#F7F7F7"/>
    </style:style>
    <style:style style:name="T221"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2"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23"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4"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25"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7"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2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29"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30"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1"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3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3" style:parent-style-name="Normal" style:family="paragraph">
      <style:paragraph-properties fo:margin-bottom="0in" style:line-height-at-least="0.1979in" fo:background-color="#F7F7F7"/>
    </style:style>
    <style:style style:name="T234" style:parent-style-name="Fuentedepárrafopredeter." style:family="text">
      <style:text-properties style:font-name="Courier New" style:font-name-asian="Times New Roman" style:font-name-complex="Courier New" fo:color="#AF00DB" style:letter-kerning="false" fo:font-size="10.5pt" style:font-size-asian="10.5pt" style:font-size-complex="10.5pt" style:language-asian="es" style:country-asian="ES"/>
    </style:style>
    <style:style style:name="T235"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P236" style:parent-style-name="Normal" style:family="paragraph">
      <style:paragraph-properties fo:margin-bottom="0in" style:line-height-at-least="0.1979in" fo:background-color="#F7F7F7"/>
    </style:style>
    <style:style style:name="T237"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38" style:parent-style-name="Fuentedepárrafopredeter." style:family="text">
      <style:text-properties style:font-name="Courier New" style:font-name-asian="Times New Roman" style:font-name-complex="Courier New" fo:color="#795E26" style:letter-kerning="false" fo:font-size="10.5pt" style:font-size-asian="10.5pt" style:font-size-complex="10.5pt" style:language-asian="es" style:country-asian="ES"/>
    </style:style>
    <style:style style:name="T239"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0" style:parent-style-name="Fuentedepárrafopredeter." style:family="text">
      <style:text-properties style:font-name="Courier New" style:font-name-asian="Times New Roman" style:font-name-complex="Courier New" fo:color="#0000FF" style:letter-kerning="false" fo:font-size="10.5pt" style:font-size-asian="10.5pt" style:font-size-complex="10.5pt" style:language-asian="es" style:country-asian="ES"/>
    </style:style>
    <style:style style:name="T241"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2"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3"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4"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5" style:parent-style-name="Fuentedepárrafopredeter." style:family="text">
      <style:text-properties style:font-name="Courier New" style:font-name-asian="Times New Roman" style:font-name-complex="Courier New" fo:color="#116644" style:letter-kerning="false" fo:font-size="10.5pt" style:font-size-asian="10.5pt" style:font-size-complex="10.5pt" style:language-asian="es" style:country-asian="ES"/>
    </style:style>
    <style:style style:name="T246"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7" style:parent-style-name="Fuentedepárrafopredeter." style:family="text">
      <style:text-properties style:font-name="Courier New" style:font-name-asian="Times New Roman" style:font-name-complex="Courier New" fo:color="#A31515" style:letter-kerning="false" fo:font-size="10.5pt" style:font-size-asian="10.5pt" style:font-size-complex="10.5pt" style:language-asian="es" style:country-asian="ES"/>
    </style:style>
    <style:style style:name="T248" style:parent-style-name="Fuentedepárrafopredeter." style:family="text">
      <style:text-properties style:font-name="Courier New" style:font-name-asian="Times New Roman" style:font-name-complex="Courier New" fo:color="#000000" style:letter-kerning="false" fo:font-size="10.5pt" style:font-size-asian="10.5pt" style:font-size-complex="10.5pt" style:language-asian="es" style:country-asian="ES"/>
    </style:style>
    <style:style style:name="T249" style:parent-style-name="Fuentedepárrafopredeter." style:family="text">
      <style:text-properties fo:font-weight="bold" style:font-weight-asian="bold" style:font-weight-complex="bold"/>
    </style:style>
    <style:style style:name="T250" style:parent-style-name="Fuentedepárrafopredeter." style:family="text">
      <style:text-properties fo:font-weight="bold" style:font-weight-asian="bold" style:font-weight-complex="bold"/>
    </style:style>
    <style:style style:name="T251" style:parent-style-name="Fuentedepárrafopredeter." style:family="text">
      <style:text-properties fo:font-weight="bold" style:font-weight-asian="bold" style:font-weight-complex="bold"/>
    </style:style>
  </office:automatic-styles>
  <office:body>
    <office:text text:use-soft-page-breaks="true">
      <text:p text:style-name="P1">Vamos practicar el uso de estructuras condicionales como el if, else y elif a través de algunas actividades. Ahora que estamos avanzando en los contenidos, podemos hacer los desafíos más interesantes: ¡trabajaremos en proyectos de<text:s/>código! Resuelve los problemas iniciales para prepararte para los proyectos:</text:p>
      <text:p text:style-name="Normal"><text:span text:style-name="T2">Entrenando la programación</text:span></text:p>
      <text:p text:style-name="Normal">1 - Escribe un programa que pida a la persona usuaria que proporcione dos números y muestre el número más grande.</text:p>
      <text:p text:style-name="Normal">2 - Escribe un programa que solicite el porcentaje de crecimiento de producción de una empresa e informe si hubo un crecimiento (porcentaje positivo) o una disminución (porcentaje negativo).</text:p>
      <text:p text:style-name="Normal">3 - Escribe un programa que determine si una letra proporcionada por la persona usuaria es una vocal o una consonante.</text:p>
      <text:p text:style-name="Normal">4 - Escribe un programa que lea valores promedio de precios de un modelo de automóvil durante 3 años consecutivos y muestre el valor más alto y más bajo entre esos tres años.</text:p>
      <text:p text:style-name="Normal">5 - Escribe un programa que pregunte sobre el precio de tres productos e indique cuál es el producto más barato para comprar.</text:p>
      <text:p text:style-name="Normal"><text:bookmark-start text:name="_Hlk196406028"/>6 - Escribe un programa que lea tres números y los muestre en orden descendente.</text:p>
      <text:p text:style-name="Normal"><text:bookmark-end text:name="_Hlk196406028"/>7 -Escribe un programa que pregunte en qué turno estudia la persona usuaria ("mañana", "tarde" o "noche") y muestre el mensaje "¡Buenos Días!", "¡Buenas Tardes!", "¡Buenas Noches!" o "Valor Inválido!", según el caso.</text:p>
      <text:p text:style-name="Normal">8 - Escribe un programa que solicite un número entero a la persona usuaria y determine si es par o impar. Pista: Puedes usar el operador módulo (%).</text:p>
      <text:p text:style-name="Normal">9 - Escribe un programa que pida un número a la persona usuaria y le informe si es entero o decimal.</text:p>
      <text:p text:style-name="Normal"><text:span text:style-name="T3">Momento de los proyectos</text:span></text:p>
      <text:p text:style-name="Normal">10 - Un programa debe ser escrito para leer dos números y luego preguntar a la persona usuaria qué operación desea realizar. El resultado de la operación debe incluir información sobre el número, si es par o impar, positivo o negativo, e entero o decimal.</text:p>
      <text:p text:style-name="Normal">11 - Escribe un programa que pida a la persona usuaria tres números que representan los lados de un triángulo. El programa debe informar si los valores pueden utilizarse para formar un triángulo y, en caso afirmativo, si es equilátero, isósceles o escaleno. Ten en cuenta algunas sugerencias:</text:p>
      <text:list text:style-name="LFO1" text:continue-numbering="true">
        <text:list-item>
          <text:p text:style-name="P4">Tres lados forman un triángulo cuando la suma de cualesquiera dos lados es mayor que el tercero;</text:p>
        </text:list-item>
        <text:list-item>
          <text:p text:style-name="P5">Triángulo Equilátero: tres lados iguales;</text:p>
        </text:list-item>
        <text:list-item>
          <text:p text:style-name="P6">Triángulo Isósceles: dos lados iguales;</text:p>
        </text:list-item>
        <text:list-item>
          <text:p text:style-name="P7">Triángulo Escaleno: tres lados diferentes.</text:p>
        </text:list-item>
      </text:list>
      <text:soft-page-break/>
      <text:p text:style-name="Normal">12 - Un establecimiento está vendiendo combustibles con descuentos variables. Para el etanol, si la cantidad comprada es de<text:s/>hasta 15 litros, el descuento será del 2% por litro. En caso contrario, será del 4% por litro. Para el diésel, si la cantidad comprada es de hasta 15 litros, el descuento será del 3% por litro. En caso contrario, será del 5% por litro. El precio por litro de diésel es de R$ 2,00 y el precio por litro de etanol es de R$ 1,70. Escribe un programa que lea la cantidad de litros vendidos y el tipo de combustible (E para etanol y D para diésel) y calcule el valor a pagar por el cliente. Ten en cuenta algunas sugerencias:</text:p>
      <text:list text:style-name="LFO2" text:continue-numbering="true">
        <text:list-item>
          <text:p text:style-name="P8">El valor del descuento será el producto del precio por litro, la cantidad de litros y el valor del descuento.</text:p>
        </text:list-item>
        <text:list-item>
          <text:p text:style-name="P9">El valor a pagar por un cliente será el resultado de la multiplicación del precio por litro por la cantidad de litros menos el valor del descuento resultante del cálculo.</text:p>
        </text:list-item>
      </text:list>
      <text:p text:style-name="Normal">13 - En una empresa de venta de bienes raíces, debes crear un código que analice los datos de ventas anuales para ayudar a la dirección en la toma de decisiones. El código debe recopilar los datos de cantidad de ventas durante los años 2022 y 2023 y calcular la variación porcentual. A partir del valor de la variación, se deben proporcionar las siguientes sugerencias:</text:p>
      <text:list text:style-name="LFO3" text:continue-numbering="true">
        <text:list-item>
          <text:p text:style-name="P10">Para una variación superior al 20%: bonificación para el equipo de ventas.</text:p>
        </text:list-item>
        <text:list-item>
          <text:p text:style-name="P11">Para una variación entre el 2% y el 20%: pequeña bonificación para el equipo de ventas.</text:p>
        </text:list-item>
        <text:list-item>
          <text:p text:style-name="P12">Para una variación entre el 2% y el -10%: planificación de políticas de incentivo a las ventas.</text:p>
        </text:list-item>
        <text:list-item>
          <text:p text:style-name="P13">Para bonificaciones inferiores al -10%: recorte de gastos.</text:p>
        </text:list-item>
      </text:list>
      <text:p text:style-name="Normal">Si necesitas ayuda, las opciones de solución para las actividades estarán disponibles en la sección "Opinión del instructor".</text:p>
      <text:p text:style-name="Normal"/>
      <text:p text:style-name="Normal">13 - Los empleados de un departamento de tu empresa recibirán una bonificación del 10% de su salario debido a un excelente rendimiento del equipo. El departamento de finanzas ha solicitado tu ayuda para verificar las consecuencias financieras de esta bonificación en los recursos. Se te ha enviado una lista con los salarios que recibirán la bonificación: [1172, 1644, 2617, 5130, 5532, 6341, 6650, 7238, 7685, 7782, 7903]. La bonificación de cada empleado no puede ser inferior a 200. En el código, convierte cada uno de los salarios en claves de un diccionario y la bonificación de cada salario en el valor correspondiente. Luego, informa el gasto total en bonificaciones, cuántos empleados recibieron la bonificación mínima y cuál fue el valor más alto de la bonificación proporcionada.</text:p>
      <text:p text:style-name="P14"><text:span text:style-name="T15">salariosEmpleados = [</text:span><text:span text:style-name="T16">1172</text:span><text:span text:style-name="T17">,<text:s/></text:span><text:span text:style-name="T18">1644</text:span><text:span text:style-name="T19">,<text:s/></text:span><text:span text:style-name="T20">2617</text:span><text:span text:style-name="T21">,<text:s/></text:span><text:span text:style-name="T22">5130</text:span><text:span text:style-name="T23">,<text:s/></text:span><text:span text:style-name="T24">5532</text:span><text:span text:style-name="T25">,<text:s/></text:span><text:span text:style-name="T26">6341</text:span><text:span text:style-name="T27">,<text:s/></text:span><text:span text:style-name="T28">6650</text:span><text:span text:style-name="T29">,<text:s/></text:span><text:span text:style-name="T30">7238</text:span><text:span text:style-name="T31">,<text:s/></text:span><text:span text:style-name="T32">7685</text:span><text:span text:style-name="T33">,<text:s/></text:span><text:span text:style-name="T34">7782</text:span><text:span text:style-name="T35">,<text:s/></text:span><text:span text:style-name="T36">7903</text:span><text:span text:style-name="T37">]</text:span></text:p>
      <text:p text:style-name="P38">bonificacion = []</text:p>
      <text:p text:style-name="P39"/>
      <text:p text:style-name="P40"><text:span text:style-name="T41">#se crea una lista llamada<text:s/></text:span><text:span text:style-name="T42">bonificación y se alimenta con la bonificación del 10% para cada salario</text:span></text:p>
      <text:p text:style-name="P43"><text:span text:style-name="T44">for</text:span><text:span text:style-name="T45"><text:s/>i<text:s/></text:span><text:span text:style-name="T46">in</text:span><text:span text:style-name="T47"><text:s/></text:span><text:span text:style-name="T48">range</text:span><text:span text:style-name="T49">(</text:span><text:span text:style-name="T50">0</text:span><text:span text:style-name="T51">,</text:span><text:span text:style-name="T52">len</text:span><text:span text:style-name="T53">(salariosEmpleados)):</text:span></text:p>
      <text:p text:style-name="P54"><text:span text:style-name="T55"> <text:s/></text:span><text:span text:style-name="T56">bonificacion.append(salariosEmpleados[i]*</text:span><text:span text:style-name="T57">0.1</text:span><text:span text:style-name="T58">)</text:span></text:p>
      <text:p text:style-name="P59"/>
      <text:soft-page-break/>
      <text:p text:style-name="P60"><text:span text:style-name="T61">#se comparan la bonificaciones con la bonificación minima y se ajustan las que estan por<text:s/></text:span><text:span text:style-name="T62">debajo de ese valor</text:span></text:p>
      <text:p text:style-name="P63"><text:span text:style-name="T64">for</text:span><text:span text:style-name="T65"><text:s/>i<text:s/></text:span><text:span text:style-name="T66">in</text:span><text:span text:style-name="T67"><text:s/></text:span><text:span text:style-name="T68">range</text:span><text:span text:style-name="T69">(</text:span><text:span text:style-name="T70">0</text:span><text:span text:style-name="T71">,</text:span><text:span text:style-name="T72">len</text:span><text:span text:style-name="T73">(bonificacion)):</text:span></text:p>
      <text:p text:style-name="P74"><text:span text:style-name="T75"> <text:s/></text:span><text:span text:style-name="T76">if</text:span><text:span text:style-name="T77"><text:s/>bonificacion[i] &lt;<text:s/></text:span><text:span text:style-name="T78">200</text:span><text:span text:style-name="T79">:</text:span></text:p>
      <text:p text:style-name="P80"><text:span text:style-name="T81">    bonificacion[i] =<text:s/></text:span><text:span text:style-name="T82">200</text:span></text:p>
      <text:p text:style-name="P83"/>
      <text:p text:style-name="P84"><text:span text:style-name="T85">#se crea un diccionario con la llave salario y el valor bonificación</text:span></text:p>
      <text:p text:style-name="P86"><text:span text:style-name="T87">bonificacionSalario =<text:s/></text:span><text:span text:style-name="T88">dict</text:span><text:span text:style-name="T89">(</text:span><text:span text:style-name="T90">zip</text:span><text:span text:style-name="T91">(salariosEmpleados,bonificacion))</text:span></text:p>
      <text:p text:style-name="P92"/>
      <text:p text:style-name="P93"><text:span text:style-name="T94">#se calcula el valor total de las bonificaciones</text:span></text:p>
      <text:p text:style-name="P95"><text:span text:style-name="T96">totalBonificacion =<text:s/></text:span><text:span text:style-name="T97">sum</text:span><text:span text:style-name="T98">(bonificacion)</text:span></text:p>
      <text:p text:style-name="P99"/>
      <text:p text:style-name="P100"><text:span text:style-name="T101">print</text:span><text:span text:style-name="T102">(</text:span><text:span text:style-name="T103">f</text:span><text:span text:style-name="T104">'La suma total de las bonificaciones es $</text:span><text:span text:style-name="T105">{totalBonificacion</text:span><text:span text:style-name="T106">:.02f</text:span><text:span text:style-name="T107">}</text:span><text:span text:style-name="T108"><text:s/>pesos'</text:span><text:span text:style-name="T109">)</text:span></text:p>
      <text:p text:style-name="P110"/>
      <text:p text:style-name="P111"><text:span text:style-name="T112">#se calcula la minima binificacion recibida</text:span></text:p>
      <text:p text:style-name="P113"><text:span text:style-name="T114">minBonificacion =<text:s/></text:span><text:span text:style-name="T115">min</text:span><text:span text:style-name="T116">(bonificacion)</text:span></text:p>
      <text:p text:style-name="P117"/>
      <text:p text:style-name="P118"><text:span text:style-name="T119">#creamos una variable que contara la cantidad de empleados que reciban la bonificación mas baja</text:span></text:p>
      <text:p text:style-name="P120"><text:span text:style-name="T121">empleadosMinBonificacion =<text:s/></text:span><text:span text:style-name="T122">0</text:span></text:p>
      <text:p text:style-name="P123"/>
      <text:p text:style-name="P124"><text:span text:style-name="T125">#creamos un ciclo for para saber cuantos empleados tienen la bonificación mas baja</text:span></text:p>
      <text:p text:style-name="P126"><text:span text:style-name="T127">for</text:span><text:span text:style-name="T128"><text:s/>i<text:s/></text:span><text:span text:style-name="T129">in</text:span><text:span text:style-name="T130"><text:s/></text:span><text:span text:style-name="T131">range</text:span><text:span text:style-name="T132">(</text:span><text:span text:style-name="T133">0</text:span><text:span text:style-name="T134">,</text:span><text:span text:style-name="T135">len</text:span><text:span text:style-name="T136">(bonificacion)):</text:span></text:p>
      <text:p text:style-name="P137"><text:span text:style-name="T138"> <text:s/></text:span><text:span text:style-name="T139">if</text:span><text:span text:style-name="T140"><text:s/>bonificacion[i] == minBonificacion:</text:span></text:p>
      <text:p text:style-name="P141"><text:span text:style-name="T142">    empleadosMinBonificacion +=<text:s/></text:span><text:span text:style-name="T143">1</text:span></text:p>
      <text:p text:style-name="P144"/>
      <text:p text:style-name="P145"/>
      <text:p text:style-name="P146"><text:span text:style-name="T147">#los mismos pasos anteriores para saber la bonificación mas alta y cuantos empleados la obtuvieron</text:span></text:p>
      <text:p text:style-name="P148"><text:span text:style-name="T149">maxBonificacion =<text:s/></text:span><text:span text:style-name="T150">max</text:span><text:span text:style-name="T151">(bonificacion)</text:span></text:p>
      <text:p text:style-name="P152"/>
      <text:p text:style-name="P153"><text:span text:style-name="T154">empleadosMaxBonificacion =<text:s/></text:span><text:span text:style-name="T155">0</text:span></text:p>
      <text:p text:style-name="P156"/>
      <text:p text:style-name="P157"><text:span text:style-name="T158">for</text:span><text:span text:style-name="T159"><text:s/>i<text:s/></text:span><text:span text:style-name="T160">in</text:span><text:span text:style-name="T161"><text:s/></text:span><text:span text:style-name="T162">range</text:span><text:span text:style-name="T163">(</text:span><text:span text:style-name="T164">0</text:span><text:span text:style-name="T165">,</text:span><text:span text:style-name="T166">len</text:span><text:span text:style-name="T167">(bonificacion)):</text:span></text:p>
      <text:p text:style-name="P168"><text:span text:style-name="T169"> <text:s/></text:span><text:span text:style-name="T170">if</text:span><text:span text:style-name="T171"><text:s/>bonificacion[i] == maxBonificacion:</text:span></text:p>
      <text:p text:style-name="P172"><text:span text:style-name="T173">    empleadosMaxBonificacion +=<text:s/></text:span><text:span text:style-name="T174">1</text:span></text:p>
      <text:p text:style-name="P175"/>
      <text:p text:style-name="P176"><text:span text:style-name="T177">#se imprimen los resultados de los empleados que obtuvieron la mas baja y la mas alta bonificación</text:span></text:p>
      <text:p text:style-name="P178"><text:span text:style-name="T179">#identificando si se trata de uno o varios empleados para cada caso</text:span></text:p>
      <text:p text:style-name="P180"><text:span text:style-name="T181">if</text:span><text:span text:style-name="T182"><text:s/>empleadosMinBonificacion ==<text:s/></text:span><text:span text:style-name="T183">1</text:span><text:span text:style-name="T184">:</text:span></text:p>
      <text:p text:style-name="P185"><text:span text:style-name="T186"> <text:s/></text:span><text:span text:style-name="T187">print</text:span><text:span text:style-name="T188">(</text:span><text:span text:style-name="T189">f</text:span><text:span text:style-name="T190">'\n</text:span><text:span text:style-name="T191">{empleadosMinBonificacion}</text:span><text:span text:style-name="T192"><text:s/>empleado recibio la bonificación mas baja de $</text:span><text:span text:style-name="T193">{minBonificacion</text:span><text:span text:style-name="T194">:.02f</text:span><text:span text:style-name="T195">}</text:span><text:span text:style-name="T196"><text:s/>pesos'</text:span><text:span text:style-name="T197">)</text:span></text:p>
      <text:p text:style-name="P198"><text:span text:style-name="T199">else</text:span><text:span text:style-name="T200">:</text:span></text:p>
      <text:p text:style-name="P201"><text:span text:style-name="T202"> <text:s/></text:span><text:span text:style-name="T203">print</text:span><text:span text:style-name="T204">(</text:span><text:span text:style-name="T205">f</text:span><text:span text:style-name="T206">'\n</text:span><text:span text:style-name="T207">{empleadosMinBonificacion}</text:span><text:span text:style-name="T208"><text:s/>empleados recibieron la bonificación mas baja de $</text:span><text:span text:style-name="T209">{minBonificacion</text:span><text:span text:style-name="T210">:.02f</text:span><text:span text:style-name="T211">}</text:span><text:span text:style-name="T212"><text:s/>pesos'</text:span><text:span text:style-name="T213">)</text:span></text:p>
      <text:p text:style-name="P214"/>
      <text:p text:style-name="P215"><text:span text:style-name="T216">if</text:span><text:span text:style-name="T217"><text:s/>empleadosMaxBonificacion ==<text:s/></text:span><text:span text:style-name="T218">1</text:span><text:span text:style-name="T219">:</text:span></text:p>
      <text:p text:style-name="P220"><text:span text:style-name="T221"> <text:s/></text:span><text:span text:style-name="T222">print</text:span><text:span text:style-name="T223">(</text:span><text:span text:style-name="T224">f</text:span><text:span text:style-name="T225">'</text:span><text:span text:style-name="T226">{empleadosMaxBonificacion}</text:span><text:span text:style-name="T227"><text:s/>empleado recibio la bonificación mas alta de $</text:span><text:span text:style-name="T228">{maxBonificacion</text:span><text:span text:style-name="T229">:.02f</text:span><text:span text:style-name="T230">}</text:span><text:span text:style-name="T231"><text:s/>pesos'</text:span><text:span text:style-name="T232">)</text:span></text:p>
      <text:p text:style-name="P233"><text:span text:style-name="T234">else</text:span><text:span text:style-name="T235">:</text:span></text:p>
      <text:p text:style-name="P236"><text:span text:style-name="T237"> <text:s/></text:span><text:span text:style-name="T238">print</text:span><text:span text:style-name="T239">(</text:span><text:span text:style-name="T240">f</text:span><text:span text:style-name="T241">'</text:span><text:span text:style-name="T242">{empleadosMaxBonificacion}</text:span><text:span text:style-name="T243"><text:s/>empleados recibieron la bonificación mas alta de $</text:span><text:span text:style-name="T244">{maxBonificacion</text:span><text:span text:style-name="T245">:.02f</text:span><text:span text:style-name="T246">}</text:span><text:span text:style-name="T247"><text:s/>pesos'</text:span><text:span text:style-name="T248">)</text:span></text:p>
      <text:p text:style-name="Normal"/>
      <text:p text:style-name="Normal">Vamos practicar el uso de estructuras de repetición como el "while" y el "for" a partir de algunas actividades. Ahora que estamos avanzando en el contenido, podemos hacer los desafíos más interesantes. ¡Para ello, trabajaremos en proyectos de código!</text:p>
      <text:p text:style-name="Normal">Comencemos resolviendo algunos problemas para calentar y prepararnos para los proyectos.</text:p>
      <text:p text:style-name="Normal"><text:span text:style-name="T249">Entrenando la programación</text:span></text:p>
      <text:p text:style-name="Normal">1 - Escribe un programa que solicite dos números enteros e imprima todos los números enteros entre ellos.</text:p>
      <text:p text:style-name="Normal">2 - Escribe un programa para calcular cuántos días tomará que la colonia de una bacteria A supere o iguale a la colonia de una bacteria B, basado en tasas de crecimiento del 3% y 1.5%, respectivamente. Supón que la colonia A comienza con 4 elementos y B con 10.</text:p>
      <text:p text:style-name="Normal">3 - Para procesar una cantidad de 15 datos de evaluaciones de usuarios de un servicio de la empresa, necesitamos verificar si las calificaciones son válidas. Por lo tanto, escribe un programa que recibirá calificaciones del 0 al 5 y verificará si son valores válidos. Si se ingresa una calificación superior a 5 o inferior a 0, se repetirá hasta que el usuario ingrese un valor válido.</text:p>
      <text:p text:style-name="Normal">4 - Desarrolla un programa que lea un conjunto indefinido de temperaturas en grados Celsius y calcule su promedio. La lectura debe detenerse al ingresar el valor -273°C.</text:p>
      <text:p text:style-name="Normal">5 - Escribe un programa que calcule el factorial de un número entero proporcionado por el usuario. Recuerda que el factorial de un número entero es el producto de ese número por todos sus antecesores hasta llegar al número 1. Por ejemplo, el factorial de 5 es 5 x 4 x 3 x 2 x 1 = 120.</text:p>
      <text:p text:style-name="Normal"><text:span text:style-name="T250">Momento de los proyectos</text:span></text:p>
      <text:p text:style-name="Normal">6 - Escribe un programa que genere la tabla de multiplicar de un número entero del 1 al 10, según la elección del usuario. Como ejemplo, para el número 2, la tabla de multiplicar debe mostrarse en el siguiente formato:</text:p>
      <text:p text:style-name="Normal">Tabla de multiplicar<text:s/><text:span text:style-name="T251">del</text:span><text:s/>2:</text:p>
      <text:p text:style-name="Normal">2 x 1 = 2</text:p>
      <text:p text:style-name="Normal">2 x 2 = 4</text:p>
      <text:p text:style-name="Normal">[...]</text:p>
      <text:p text:style-name="Normal">2 x 10 = 20</text:p>
      <text:p text:style-name="Normal">Copia el código</text:p>
      <text:soft-page-break/>
      <text:p text:style-name="Normal">7 - Los números primos tienen diversas aplicaciones en Ciencia de Datos, como en criptografía y seguridad. Un número primo es aquel que es divisible solo por sí mismo y por 1. Por lo tanto, crea un programa que solicite un número entero y determine si es un número primo o no.</text:p>
      <text:p text:style-name="Normal">8 - Vamos a comprender la distribución de edades de los pensionistas de una empresa de seguros. Escribe un programa que lea las edades de una cantidad no informada de clientes y muestre la distribución en los intervalos [0-25], [26-50], [51-75] y [76-100]. La entrada de datos se detendrá al ingresar un número negativo.</text:p>
      <text:p text:style-name="Normal">9 - En una elección para la gerencia de una empresa con 20 empleados, hay cuatro candidatos. Escribe un programa que calcule al ganador de la elección. La votación se realizó de la siguiente manera:</text:p>
      <text:p text:style-name="Normal">Cada empleado votó por uno de los cuatro candidatos (representados por los números 1, 2, 3 y 4).</text:p>
      <text:p text:style-name="Normal">También se contaron los votos nulos (representados por el número 5) y los votos en blanco (representados por el número 6).</text:p>
      <text:p text:style-name="Normal">Al final de la votación, el programa debe mostrar el número total de votos para cada candidato, los votos nulos y los votos en blanco. Además, debe calcular y mostrar el porcentaje de votos nulos con respecto al total de votos y el porcentaje de votos en blanco con respecto al total de votos.</text:p>
      <text:p text:style-name="Normal">Si necesitas ayuda, las soluciones a las actividades están disponibles en la sección "Opinión del instructo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MER MENDOZA</meta:initial-creator>
    <dc:creator>WILMER MENDOZA</dc:creator>
    <meta:creation-date>2025-04-22T12:36:00Z</meta:creation-date>
    <dc:date>2025-04-24T16:08:00Z</dc:date>
    <meta:template xlink:href="Normal.dotm" xlink:type="simple"/>
    <meta:editing-cycles>2</meta:editing-cycles>
    <meta:editing-duration>PT18660S</meta:editing-duration>
    <meta:document-statistic meta:page-count="5" meta:paragraph-count="20" meta:word-count="1609" meta:character-count="10442" meta:row-count="73" meta:non-whitespace-character-count="8853"/>
  </office:meta>
</office:document-meta>
</file>